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2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5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743</text:span></text:p>
            <text:p text:style-name="P1"><text:span text:style-name="T2">“</text:span><text:span text:style-name="T2">Jesus, Priceless Treasu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5.711cm" svg:x="1.27cm" svg:y="0.639cm">
          <draw:text-box>
            <text:p text:style-name="P4"><text:span text:style-name="T3">1. </text:span><text:span text:style-name="T4">Jesus, priceless treasure,</text:span><text:span text:style-name="T4"><text:line-break/></text:span><text:span text:style-name="T4">Fount of purest pleasure,</text:span></text:p>
            <text:p text:style-name="P4"><text:span text:style-name="T4">Truest friend to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5.654cm" svg:height="5.588cm" svg:x="1.27cm" svg:y="0.508cm">
          <draw:text-box>
            <text:p text:style-name="P4"><text:span text:style-name="T4">Ah, how long in anguish</text:span><text:span text:style-name="T4"><text:line-break/></text:span><text:span text:style-name="T4">Shall my spirit languish,</text:span></text:p>
            <text:p text:style-name="P4"><text:span text:style-name="T4">Yearning, Lord, for The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5.146cm" svg:height="5.334cm" svg:x="1.524cm" svg:y="0.508cm">
          <draw:text-box>
            <text:p text:style-name="P4"><text:span text:style-name="T4">Thou art mine, O Lamb divine!</text:span><text:span text:style-name="T4"><text:line-break/></text:span><text:span text:style-name="T4">I will suffer naught to hide Thee;</text:span></text:p>
            <text:p text:style-name="P4"><text:span text:style-name="T4">Naught I ask besid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5.146cm" svg:height="5.321cm" svg:x="1.524cm" svg:y="0.521cm">
          <draw:text-box>
            <text:p text:style-name="P6"><text:span text:style-name="T5">2. </text:span><text:span text:style-name="T6">In Thine arms I rest me;</text:span><text:span text:style-name="T6"><text:line-break/></text:span><text:span text:style-name="T6">Foes who would molest me</text:span><text:span text:style-name="T6"><text:line-break/></text:span><text:span text:style-name="T6">Cannot reach me her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4" draw:text-style-name="P9" draw:layer="layout" svg:width="25.146cm" svg:height="5.588cm" svg:x="1.524cm" svg:y="0.481cm">
          <draw:text-box>
            <text:p text:style-name="P8"><text:span text:style-name="T6">Though the earth be shaking,</text:span><text:span text:style-name="T6"><text:line-break/></text:span><text:span text:style-name="T6">Ev’ry heart be quaking,</text:span></text:p>
            <text:p text:style-name="P8"><text:span text:style-name="T6">Jesus calms my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4" draw:text-style-name="P9" draw:layer="layout" svg:width="25.146cm" svg:height="5.588cm" svg:x="1.547cm" svg:y="0.524cm">
          <draw:text-box>
            <text:p text:style-name="P8"><text:span text:style-name="T6">Lightnings flash And thunders crash;</text:span><text:span text:style-name="T6"><text:line-break/></text:span><text:span text:style-name="T6">Yet, though sin and hell assail me,</text:span><text:span text:style-name="T6"><text:line-break/></text:span><text:span text:style-name="T6">Jesus will not fail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4" draw:text-style-name="P11" draw:layer="layout" svg:width="25.146cm" svg:height="5.588cm" svg:x="1.524cm" svg:y="0.477cm">
          <draw:text-box>
            <text:p text:style-name="P10"><text:span text:style-name="T5">3. </text:span><text:span text:style-name="T6">Satan, I defy thee;</text:span></text:p>
            <text:p text:style-name="P10"><text:span text:style-name="T6">Death, I now decry thee;</text:span></text:p>
            <text:p text:style-name="P10"><text:span text:style-name="T6">Fear, I bid thee c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7" draw:text-style-name="P11" draw:layer="layout" svg:width="25.146cm" svg:height="5.988cm" svg:x="1.524cm" svg:y="0.508cm">
          <draw:text-box>
            <text:p text:style-name="P10"><text:span text:style-name="T6">World, thou shalt not harm me</text:span></text:p>
            <text:p text:style-name="P10"><text:span text:style-name="T6">Nor thy threats alarm me</text:span></text:p>
            <text:p text:style-name="P10"><text:span text:style-name="T6">While I sing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8" draw:text-style-name="P5" draw:layer="layout" svg:width="25.146cm" svg:height="6.242cm" svg:x="1.524cm" svg:y="0.508cm">
          <draw:text-box>
            <text:p text:style-name="P4"><text:span text:style-name="T6">God’s great pow’r Guards ev’ry hour;</text:span><text:span text:style-name="T6"><text:line-break/></text:span><text:span text:style-name="T6">Earth and all its depths adore Him,</text:span><text:span text:style-name="T6"><text:line-break/></text:span><text:span text:style-name="T6">Silent bow before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9" draw:text-style-name="P11" draw:layer="layout" svg:width="25.146cm" svg:height="5.842cm" svg:x="1.524cm" svg:y="0.508cm">
          <draw:text-box>
            <text:p text:style-name="P10"><text:span text:style-name="T5">4. </text:span><text:span text:style-name="T6">Hence, all earthly treasure!</text:span></text:p>
            <text:p text:style-name="P10"><text:span text:style-name="T6">Jesus is my pleasure,</text:span></text:p>
            <text:p text:style-name="P10"><text:span text:style-name="T6">Jesus is my ch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 presentation:presentation-page-layout-name="AL1T0">
        <draw:frame draw:style-name="gr4" draw:text-style-name="P11" draw:layer="layout" svg:width="25.146cm" svg:height="5.588cm" svg:x="1.524cm" svg:y="0.508cm">
          <draw:text-box>
            <text:p text:style-name="P10"><text:span text:style-name="T6">Hence, all empty glory!</text:span></text:p>
            <text:p text:style-name="P10"><text:span text:style-name="T6">Naught to me thy story</text:span></text:p>
            <text:p text:style-name="P4"><text:span text:style-name="T6">Told with tempting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 presentation:presentation-page-layout-name="AL1T0">
        <draw:frame draw:style-name="gr4" draw:text-style-name="P13" draw:layer="layout" svg:width="25.146cm" svg:height="5.588cm" svg:x="1.524cm" svg:y="0.508cm">
          <draw:text-box>
            <text:p text:style-name="P12"><text:span text:style-name="T6">Pain or loss, Or shame or cross,</text:span><text:span text:style-name="T6"><text:line-break/></text:span><text:span text:style-name="T6">Shall not from my Savior move me</text:span><text:span text:style-name="T6"><text:line-break/></text:span><text:span text:style-name="T6">Since He deigns to lo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Hymn_25_20template" presentation:presentation-page-layout-name="AL1T0">
        <draw:frame draw:style-name="gr9" draw:text-style-name="P9" draw:layer="layout" svg:width="25.146cm" svg:height="5.842cm" svg:x="1.524cm" svg:y="0.508cm">
          <draw:text-box>
            <text:p text:style-name="P8"><text:span text:style-name="T5">5. </text:span><text:span text:style-name="T6">Evil world, I leave thee;</text:span><text:span text:style-name="T6"><text:line-break/></text:span><text:span text:style-name="T6"> <text:s text:c="3"/>Thou canst not deceive me,</text:span><text:span text:style-name="T6"><text:line-break/></text:span><text:span text:style-name="T6"> <text:s text:c="3"/>Thine appeal is v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Hymn_25_20template" presentation:presentation-page-layout-name="AL1T0">
        <draw:frame draw:style-name="gr4" draw:text-style-name="P9" draw:layer="layout" svg:width="25.146cm" svg:height="5.588cm" svg:x="1.594cm" svg:y="0.477cm">
          <draw:text-box>
            <text:p text:style-name="P8"><text:span text:style-name="T6">Sin that once did blind me,</text:span><text:span text:style-name="T6"><text:line-break/></text:span><text:span text:style-name="T6">Get thee far behind me,</text:span></text:p>
            <text:p text:style-name="P8"><text:span text:style-name="T6">Come not forth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6" draw:master-page-name="Hymn_25_20template" presentation:presentation-page-layout-name="AL1T0">
        <draw:frame draw:style-name="gr4" draw:text-style-name="P9" draw:layer="layout" svg:width="25.146cm" svg:height="5.588cm" svg:x="1.524cm" svg:y="0.508cm">
          <draw:text-box>
            <text:p text:style-name="P8"><text:span text:style-name="T6">Past thy hour, O pride and pow’r;</text:span><text:span text:style-name="T6"><text:line-break/></text:span><text:span text:style-name="T6">Sinful life, thy bonds I sever,</text:span><text:span text:style-name="T6"><text:line-break/></text:span><text:span text:style-name="T6">Leave thee now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7" draw:master-page-name="Hymn_25_20template" presentation:presentation-page-layout-name="AL1T0">
        <draw:frame draw:style-name="gr4" draw:text-style-name="P11" draw:layer="layout" svg:width="25.146cm" svg:height="5.588cm" svg:x="1.571cm" svg:y="0.454cm">
          <draw:text-box>
            <text:p text:style-name="P10"><text:span text:style-name="T5">6. </text:span><text:span text:style-name="T6">Hence, all fear and sadness!</text:span></text:p>
            <text:p text:style-name="P10"><text:span text:style-name="T6">For the Lord of gladness,</text:span></text:p>
            <text:p text:style-name="P10"><text:span text:style-name="T6">Jesus, enters 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8" draw:master-page-name="Hymn_25_20template" presentation:presentation-page-layout-name="AL1T0">
        <draw:frame draw:style-name="gr5" draw:text-style-name="P11" draw:layer="layout" svg:width="25.146cm" svg:height="5.334cm" svg:x="1.524cm" svg:y="0.508cm">
          <draw:text-box>
            <text:p text:style-name="P10"><text:span text:style-name="T6">Those who love the Father,</text:span></text:p>
            <text:p text:style-name="P10"><text:span text:style-name="T6">Though the storms may gather,</text:span></text:p>
            <text:p text:style-name="P10"><text:span text:style-name="T6">Still have peac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9" draw:master-page-name="Hymn_25_20template" presentation:presentation-page-layout-name="AL1T0">
        <draw:frame draw:style-name="gr10" draw:text-style-name="P16" draw:layer="layout" svg:width="25.146cm" svg:height="13.017cm" svg:x="1.524cm" svg:y="0.508cm">
          <draw:text-box>
            <text:p text:style-name="P14"><text:span text:style-name="T6">Yea, whate’er I here must bear,</text:span></text:p>
            <text:p text:style-name="P14"><text:span text:style-name="T6">Thou art still my purest pleasure,</text:span></text:p>
            <text:p text:style-name="P14"><text:span text:style-name="T6">Jesus, priceless treasure!</text:span></text:p>
            <text:p text:style-name="P15"><text:span text:style-name="T7"><text:line-break/></text:span><text:span text:style-name="T7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9"><text:s text:c="10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itmap_20_26" draw:display-name="Bitmap 26" xlink:href="Pictures/1000000000000422000002536521D4F7A22AE6D8.jpg" xlink:type="simple" xlink:show="embed" xlink:actuate="onLoad"/>
    <draw:fill-image draw:name="Bitmap_20_27" draw:display-name="Bitmap 27" xlink:href="Pictures/1000000000000422000002536521D4F7A22AE6D8.jpg" xlink:type="simple" xlink:show="embed" xlink:actuate="onLoad"/>
    <draw:fill-image draw:name="Bitmap_20_28" draw:display-name="Bitmap 28" xlink:href="Pictures/1000000000000422000002536521D4F7A22AE6D8.jpg" xlink:type="simple" xlink:show="embed" xlink:actuate="onLoad"/>
    <draw:fill-image draw:name="Bitmap_20_29" draw:display-name="Bitmap 29" xlink:href="Pictures/1000000000000422000002536521D4F7A22AE6D8.jpg" xlink:type="simple" xlink:show="embed" xlink:actuate="onLoad"/>
    <draw:fill-image draw:name="Bitmap_20_30" draw:display-name="Bitmap 30" xlink:href="Pictures/1000000000000422000002536521D4F7A22AE6D8.jpg" xlink:type="simple" xlink:show="embed" xlink:actuate="onLoad"/>
    <draw:fill-image draw:name="Bitmap_20_31" draw:display-name="Bitmap 31" xlink:href="Pictures/1000000000000422000002536521D4F7A22AE6D8.jpg" xlink:type="simple" xlink:show="embed" xlink:actuate="onLoad"/>
    <draw:fill-image draw:name="Bitmap_20_32" draw:display-name="Bitmap 32" xlink:href="Pictures/1000000000000422000002536521D4F7A22AE6D8.jpg" xlink:type="simple" xlink:show="embed" xlink:actuate="onLoad"/>
    <draw:fill-image draw:name="Bitmap_20_33" draw:display-name="Bitmap 33" xlink:href="Pictures/1000000000000422000002536521D4F7A22AE6D8.jpg" xlink:type="simple" xlink:show="embed" xlink:actuate="onLoad"/>
    <draw:fill-image draw:name="Bitmap_20_34" draw:display-name="Bitmap 34" xlink:href="Pictures/1000000000000422000002536521D4F7A22AE6D8.jpg" xlink:type="simple" xlink:show="embed" xlink:actuate="onLoad"/>
    <draw:fill-image draw:name="Bitmap_20_35" draw:display-name="Bitmap 35" xlink:href="Pictures/1000000000000422000002536521D4F7A22AE6D8.jpg" xlink:type="simple" xlink:show="embed" xlink:actuate="onLoad"/>
    <draw:fill-image draw:name="Bitmap_20_36" draw:display-name="Bitmap 36" xlink:href="Pictures/1000000000000422000002536521D4F7A22AE6D8.jpg" xlink:type="simple" xlink:show="embed" xlink:actuate="onLoad"/>
    <draw:fill-image draw:name="Bitmap_20_37" draw:display-name="Bitmap 3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5:50:18.796000000</meta:creation-date>
    <dc:title>Hymn template</dc:title>
    <meta:editing-duration>PT38M49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9T16:04:23.821000000</dc:date>
    <meta:document-statistic meta:object-count="78"/>
    <meta:template xlink:type="simple" xlink:actuate="onRequest" xlink:title="Hymn template" xlink:href="../../AppData/Roaming/LibreOffice/4/user/template/Worship%20Templsates/Hymn%20template.otp" meta:date="2015-06-18T15:50:18.531000000"/>
  </office:meta>
</office:document-meta>
</file>